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08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2.184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0.877cm" fo:break-before="auto" style:use-optimal-row-height="true"/>
    </style:style>
    <style:style style:name="ro13" style:family="table-row">
      <style:table-row-properties style:row-height="1.21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2.895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0.921cm" fo:break-before="auto" style:use-optimal-row-height="true"/>
    </style:style>
    <style:style style:name="ro19" style:family="table-row">
      <style:table-row-properties style:row-height="3.08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66">
            <text:p>0610 <text:s/>1523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66">
            <text:p>0610 <text:s/>1523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67">
            <text:p>0610 <text:s/>1523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67">
            <text:p>0610 <text:s/>1523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67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68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68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68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69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69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69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">
            <text:p>0610 <text:s/>152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">
            <text:p>0610 <text:s/>152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1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1">
            <text:p>0610 <text:s/>152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1">
            <text:p>0610 <text:s/>152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1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1">
            <text:p>0610 <text:s/>152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2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2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2">
            <text:p>0610 <text:s/>152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2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3">
            <text:p>0610 <text:s/>152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3">
            <text:p>0610 <text:s/>152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3">
            <text:p>0610 <text:s/>152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3">
            <text:p>0610 <text:s/>152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3">
            <text:p>0610 <text:s/>152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3">
            <text:p>0610 <text:s/>152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3">
            <text:p>0610 <text:s/>152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4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4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4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5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5">
            <text:p>0610 <text:s/>152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5">
            <text:p>0610 <text:s/>152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5">
            <text:p>0610 <text:s/>152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6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6">
            <text:p>0610 <text:s/>152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6">
            <text:p>0610 <text:s/>152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please hold his body.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7">
            <text:p>0610 <text:s/>152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7">
            <text:p>0610 <text:s/>152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7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7">
            <text:p>0610 <text:s/>1523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7">
            <text:p>0610 <text:s/>152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8">
            <text:p>0610 <text:s/>152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8">
            <text:p>0610 <text:s/>152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8">
            <text:p>0610 <text:s/>1523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8">
            <text:p>0610 <text:s/>152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8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9">
            <text:p>0610 <text:s/>152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79">
            <text:p>0610 <text:s/>1523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81">
            <text:p>0610 <text:s/>1523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82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82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82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82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82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82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3">
            <text:p>6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82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4">
            <text:p>6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82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5">
            <text:p>6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82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6">
            <text:p>6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82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82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82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82">
            <text:p>0610 <text:s/>152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6-10T15:23:30.82">
            <text:p>0610 <text:s/>1523</text:p>
          </table:table-cell>
          <table:table-cell table:number-columns-repeated="1011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10T15:23:30.82">
            <text:p>0610 <text:s/>1523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6-10T15:23:30.82">
            <text:p>2021/6/10 15:23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10T15:23:30.82">
            <text:p>0610 <text:s/>1523</text:p>
          </table:table-cell>
          <table:table-cell table:style-name="ce7" table:formula="of:=NOW()" office:value-type="date" office:date-value="2021-06-10T15:23:30.82">
            <text:p>0610 <text:s/>1523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6-10T15:23:30.82">
            <text:p>0610 <text:s/>152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9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0" table:default-cell-style-name="ce4"/>
        <table:table-column table:style-name="co11" table:default-cell-style-name="ce4"/>
        <table:table-column table:style-name="co6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5">
            <text:p>0605</text:p>
          </table:table-cell>
          <table:table-cell table:style-name="ce9" office:value-type="string">
            <text:p>v1-50</text:p>
          </table:table-cell>
          <table:table-cell table:style-name="ce18" office:value-type="string">
            <text:p>nó thực[really~1 sự đã xảy[happened~1 ra / anh ấy <text:s/>ngã[fell xuống[down-on sàn[floor. / nó là một chút trơn.</text:p>
          </table:table-cell>
          <table:table-cell table:style-name="ce19" office:value-type="string" table:number-columns-spanned="2" table:number-rows-spanned="1">
            <text:p>it really happened? / he fell down on the floor. it is slippery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">
            <text:p>0610 <text:s/>1523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"평평한 장소"에서 3,4회 마사지 한 후, 옹벽으로 이동하기 시작했다. / 크로는 도중에 안고 올려, 그대로 옹벽으로 데려갔다. / 크로를 올린 후 미케도 올렸다. / 페이스트는 먼저 크로에게. 그리고, 미케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1">
            <text:p>0610 <text:s/>152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iątek, czwar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1">
            <text:p>0610 <text:s/>1523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wysokie dźwięki. to znaczy, dźwięki "kan"-u. szczególnie, wydmuchałem na piątym dziurze. / wydmuchanie samo, i także, ruch języku. dokładnie, ruch tyłu języku. / w górę i w dół. do przodu i do tyłu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1">
            <text:p>0610 <text:s/>1523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ه، الرابع من حزيران.</text:p>
          </table:table-cell>
          <table:table-cell table:style-name="ce20" office:value-type="string" table:number-columns-spanned="2" table:number-rows-spanned="1">
            <text:p>yawm'al'dhamaI / a'raabiAI / h^uzayiraan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1">
            <text:p>0610 <text:s/>152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چهارم ژوئن.</text:p>
          </table:table-cell>
          <table:table-cell table:style-name="ce19" office:value-type="string" table:number-columns-spanned="2" table:number-rows-spanned="1">
            <text:p>chaharoom / juwaan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1">
            <text:p>0610 <text:s/>1523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7">
            <text:p>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6T13:05:22.09">
            <text:p>0606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[that anh ấy không được[obtain khỏe[robust.</text:p>
          </table:table-cell>
          <table:table-cell table:style-name="ce19" office:value-type="string" table:number-columns-spanned="2" table:number-rows-spanned="1">
            <text:p>he says he wants to have a rest. / he says he is not feeling well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1">
            <text:p>0610 <text:s/>152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v2-52</text:p>
          </table:table-cell>
          <table:table-cell table:style-name="ce18" office:value-type="string">
            <text:p>miệng anh ấy bị sưng lên. / anh ta đập miệng vào thanh sắt.</text:p>
          </table:table-cell>
          <table:table-cell table:style-name="ce19" office:value-type="string" table:number-columns-spanned="2" table:number-rows-spanned="1">
            <text:p>his mouth got swollen. he hit his mouth on the iron bar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1">
            <text:p>0610 <text:s/>152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. / 크로는 지상에. 미케는 달려왔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2">
            <text:p>0610 <text:s/>152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8" office:value-type="string">
            <text:p>크로는 옹벽으로 돌아갈 전에 안고 그대로 <text:s/>날랐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2">
            <text:p>0610 <text:s/>152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pią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2">
            <text:p>0610 <text:s/>1523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na piątym dziurze. / kształt ust. jak dotąd, staram się przesuwać dolną wargę w górę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2">
            <text:p>0610 <text:s/>1523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3">
            <text:p>13</text:p>
          </table:table-cell>
          <table:table-cell table:style-name="ce3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wczoraj, zauważyłem, że może być, lepiej, przesunąć wargę, raczej, lekko, do tyłu. i jednocześnie, pociągnę wargę z zarówno lewej jak i prawej strony, aby dolna warga staje się napięt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2">
            <text:p>0610 <text:s/>152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خامس من حزيران.</text:p>
          </table:table-cell>
          <table:table-cell table:style-name="ce19" office:value-type="string">
            <text:p>al'xaamis / h^aziyraan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2">
            <text:p>0610 <text:s/>152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پنجم ماه ژوئن بود.</text:p>
          </table:table-cell>
          <table:table-cell table:style-name="ce19" office:value-type="string">
            <text:p>dhuw'an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2">
            <text:p>0610 <text:s/>1523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7T07:53:26.81">
            <text:p>0607</text:p>
          </table:table-cell>
          <table:table-cell table:style-name="ce9" office:value-type="string">
            <text:p>v1-53</text:p>
          </table:table-cell>
          <table:table-cell table:style-name="ce18" office:value-type="string">
            <text:p>máu đang chảy từ cánh tay của bạn. / máu chảy ra từ chân bạn. / anh ấy ngã đé tầng dưới. </text:p>
          </table:table-cell>
          <table:table-cell table:style-name="ce19" office:value-type="string" table:number-columns-spanned="2" table:number-rows-spanned="1">
            <text:p>腕から血が流れている。脚から血が流れている。 / 彼は、下の階へ落ちた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3">
            <text:p>0610 <text:s/>152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v2-54</text:p>
          </table:table-cell>
          <table:table-cell table:style-name="ce18" office:value-type="string">
            <text:p>ở đây, không có sợi[rope~1 dây kéo[stretch~1 căng. / bạn có thế ngã xuống. / nguy hiểm.</text:p>
          </table:table-cell>
          <table:table-cell table:style-name="ce19" office:value-type="string" table:number-columns-spanned="2" table:number-rows-spanned="1">
            <text:p>ここには、ロープが張られていない。落ちます。危険です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3">
            <text:p>0610 <text:s/>1523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먼저 크로만. / 얼마 후 미케가 계단 아래 옹벽에서. / 옹벽으로 돌아갈 때 크로를 안고 날랐다. / 미케는 옹벽 앞에서 올렸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3">
            <text:p>0610 <text:s/>152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niedziela, szós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3">
            <text:p>0610 <text:s/>152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znowu, chodzi o dźwięki "kan"-u. / kształt ust. / wczoraj, co zrobiłem. / dolna <text:s/>warga, rysuję to do środka; górna warga, kieruję go w dół, żeby ta wyglądało jak dziób wrony. / więc, powietrze z ust, teraz, wieje w dół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4">
            <text:p>0610 <text:s/>152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حد، السادس من حزيران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4">
            <text:p>0610 <text:s/>152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يکشنبه، ششم ماه ژوئن بود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4">
            <text:p>0610 <text:s/>152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08T08:35:39">
            <text:p>0608</text:p>
          </table:table-cell>
          <table:table-cell table:style-name="ce9" office:value-type="string">
            <text:p>v1-55</text:p>
          </table:table-cell>
          <table:table-cell table:style-name="ce18" office:value-type="string">
            <text:p>nó rất nặng. bạn không cần phải di chuyển nó. / hãy cùng nhau di chuyển nó sau[later.</text:p>
          </table:table-cell>
          <table:table-cell table:style-name="ce19" office:value-type="string" table:number-columns-spanned="2" table:number-rows-spanned="1">
            <text:p>それはとても重いです。動かさなくていいです。後で、皆で動かしましょう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4">
            <text:p>0610 <text:s/>1523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/ bạn có thể, có lẽ, có nó một mình. / bạn có thể mang nó qua đó không?</text:p>
          </table:table-cell>
          <table:table-cell table:style-name="ce19" office:value-type="string" table:number-columns-spanned="2" table:number-rows-spanned="1">
            <text:p>このロープは、とても軽いです。一人で持てるでしょう。あそこへ、運んでもらえますか？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4">
            <text:p>0610 <text:s/>1523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모두. / 모두 먼저부터 옹벽 위에. / 고체는 한 번에 두 회분을 주었다. / 고체 후의 마사지는 하지 않고 떠났다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4">
            <text:p>0610 <text:s/>152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siódm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4">
            <text:p>0610 <text:s/>152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dźwięki "kan"-u. drugi i trzeci dziury. przyjemny dźwięki rozlegli się. / całe ciało fletu wibruje. / nie dmucham dużo, ale dźwięki wychodzi przyjemnie głośny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5">
            <text:p>0610 <text:s/>152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سابع من حزيران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5">
            <text:p>0610 <text:s/>152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يروز، دوشنبه، هفتم ماه ژوئن بود.</text:p>
          </table:table-cell>
          <table:table-cell table:style-name="ce19"/>
          <table:table-cell table:style-name="ce19" office:value-type="string">
            <text:p>yesterday, it was the seventh of june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5">
            <text:p>0610 <text:s/>152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انا اشرب القهوة.</text:p>
          </table:table-cell>
          <table:table-cell table:style-name="ce19" office:value-type="string">
            <text:p>ishraba / al'qah'wata</text:p>
          </table:table-cell>
          <table:table-cell table:style-name="ce19" office:value-type="string">
            <text:p>i drink coffee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5">
            <text:p>0610 <text:s/>152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قهوه می نوشم</text:p>
          </table:table-cell>
          <table:table-cell table:style-name="ce19" office:value-type="string">
            <text:p>kah'we / mei-nuw'shaam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5">
            <text:p>0610 <text:s/>1523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r1</text:p>
          </table:table-cell>
          <table:table-cell table:style-name="ce18" office:value-type="string">
            <text:p>не оста'вляй лю'бви.</text:p>
          </table:table-cell>
          <table:table-cell table:style-name="ce19" office:value-type="string" table:number-columns-spanned="2" table:number-rows-spanned="1">
            <text:p>사랑에서 떠나서는 안된다.</text:p>
          </table:table-cell>
          <table:covered-table-cell table:style-name="ce19"/>
          <table:table-cell table:style-name="ce21" office:value-type="string" table:number-columns-spanned="2" table:number-rows-spanned="1">
            <text:p>愛から離れてはダメだ。</text:p>
          </table:table-cell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5">
            <text:p>0610 <text:s/>152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11">
            <text:p>11</text:p>
          </table:table-cell>
          <table:table-cell table:style-name="ce6"/>
          <table:table-cell table:style-name="ce9" office:value-type="string">
            <text:p>r2</text:p>
          </table:table-cell>
          <table:table-cell table:style-name="ce18" office:value-type="string">
            <text:p>в этой вселе'нной нет ничего', что мо'&lt;a&gt;гло <text:s/>бы замени'ть лю'бовь&lt;fi`&gt;.</text:p>
          </table:table-cell>
          <table:table-cell table:style-name="ce19" office:value-type="string" table:number-columns-spanned="2" table:number-rows-spanned="1">
            <text:p>사랑의 대신이 될 수 있는 건, 이 우주에서는 없다.</text:p>
          </table:table-cell>
          <table:covered-table-cell table:style-name="ce19"/>
          <table:table-cell table:style-name="ce21" office:value-type="string" table:number-columns-spanned="2" table:number-rows-spanned="1">
            <text:p>愛の代わりになるものは、この宇宙には、ない。</text:p>
          </table:table-cell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5">
            <text:p>0610 <text:s/>152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6-10T14:46:44.66">
            <text:p>0610</text:p>
          </table:table-cell>
          <table:table-cell table:style-name="ce9" office:value-type="string">
            <text:p>v1-57</text:p>
          </table:table-cell>
          <table:table-cell table:style-name="ce18" office:value-type="string">
            <text:p>bạn có thể đi lên từ tầng 2 đến tầng 3 không? / và ỏ đó, vui lòng, dập vào tường.</text:p>
          </table:table-cell>
          <table:table-cell table:style-name="ce19" office:value-type="string" table:number-columns-spanned="2" table:number-rows-spanned="1">
            <text:p>２階から、３階へ、上がってもらえますか？そこで、壁を叩いてください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6">
            <text:p>0610 <text:s/>1523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2">
            <text:p>2</text:p>
          </table:table-cell>
          <table:table-cell table:style-name="ce6"/>
          <table:table-cell table:style-name="ce9" office:value-type="string">
            <text:p>v2-56</text:p>
          </table:table-cell>
          <table:table-cell table:style-name="ce18" office:value-type="string">
            <text:p>sợi dây này là rất nhẹ. bạn có thể có nó một mình. / bạn có thể mang nó đén đó không? / bảng này rất nặng. / bạn không có cần <text:s/>phải di chuyển nó ngay bây giờ.</text:p>
          </table:table-cell>
          <table:table-cell table:style-name="ce19" office:value-type="string" table:number-columns-spanned="2" table:number-rows-spanned="1">
            <text:p>このロープは、とても軽いです。一人で持てるでしょう。あそこへ、運んでもらえますか？/ この板は、とても重いです。今は、動かす必要はありません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6">
            <text:p>0610 <text:s/>152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>
            <text:p>두 마리 모두. / 크로는 옹벽으로 돌아갈 도중에 안고 올렸다. / 미케도 크로 후에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6">
            <text:p>0610 <text:s/>152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dziewiąty czerw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6">
            <text:p>0610 <text:s/>152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było około szóstej trzydziesci, kiedy zacząłem działalności fletu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6">
            <text:p>0610 <text:s/>1523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>
            <text:p>używam tutaj słowa "działalność", a nie "ćwiczenie". / powód jest, że wykonuję również inne czynności niż ćwiczeni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6">
            <text:p>0610 <text:s/>1523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أربعاء، التاسع من حزيران.</text:p>
          </table:table-cell>
          <table:table-cell table:style-name="ce19"/>
          <table:table-cell table:style-name="ce19" office:value-type="string">
            <text:p>it was wednesday, the ninth of june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25.9">
            <text:p>0610 <text:s/>152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چهارشنبه، نهم ماه ژوئن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25.9">
            <text:p>0610 <text:s/>1523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انا أكل الرز. /أنهم يأكلون الأرز، كذلك. </text:p>
          </table:table-cell>
          <table:table-cell table:style-name="ce19" office:value-type="string">
            <text:p>akala'l'ruzi / anahum / ya'akuluwna'l'uruza. / kadzaalika</text:p>
          </table:table-cell>
          <table:table-cell table:style-name="ce19" office:value-type="string">
            <text:p>I eat rice. they eat rice, as well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25.9">
            <text:p>0610 <text:s/>152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گربه ها غذا می خورد.</text:p>
          </table:table-cell>
          <table:table-cell table:style-name="ce19" office:value-type="string">
            <text:p>ghadzoo[food / xuwr[eat</text:p>
          </table:table-cell>
          <table:table-cell table:style-name="ce19" office:value-type="string">
            <text:p>cats eat food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25.9">
            <text:p>0610 <text:s/>152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4">
            <text:p>4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25.9">
            <text:p>0610 <text:s/>152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5">
            <text:p>45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7">
            <text:p>0610 <text:s/>152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6">
            <text:p>46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7">
            <text:p>0610 <text:s/>152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7">
            <text:p>47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7">
            <text:p>0610 <text:s/>152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8">
            <text:p>48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7">
            <text:p>0610 <text:s/>152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49">
            <text:p>49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30.97">
            <text:p>0610 <text:s/>152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0">
            <text:p>50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6-10T15:23:26.54">
            <text:p>0610 <text:s/>1523</text:p>
          </table:table-cell>
          <table:table-cell table:number-columns-repeated="1010"/>
        </table:table-row>
        <table:table-row table:style-name="ro9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6-10T15:23:26.54">
            <text:p>0610 <text:s/>152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6-10T15:23:30.97">
            <text:p>0610 <text:s/>1523</text:p>
          </table:table-cell>
          <table:table-cell table:style-name="ce7" table:formula="of:=NOW()" office:value-type="date" office:date-value="2021-06-10T15:23:30.97">
            <text:p>0610 <text:s/>152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6-10T15:23:30.97">
            <text:p>0610 <text:s/>1523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10"/>
          <table:table-cell table:style-name="ce17"/>
          <table:table-cell table:number-columns-repeated="1011"/>
        </table:table-row>
        <table:table-row table:style-name="ro2" table:number-rows-repeated="4">
          <table:table-cell table:number-columns-repeated="12"/>
          <table:table-cell table:style-name="ce17"/>
          <table:table-cell table:number-columns-repeated="1011"/>
        </table:table-row>
        <table:table-row table:style-name="ro9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0">2021/06/10</text:date>, <text:time>15:23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6-10T15:23:30.37</dc:date>
    <dc:creator>iwabuchi ken</dc:creator>
    <meta:editing-duration>P3DT15H24M55S</meta:editing-duration>
    <meta:editing-cycles>518</meta:editing-cycles>
    <meta:generator>OpenOffice/4.1.3$Win32 OpenOffice.org_project/413m1$Build-9783</meta:generator>
    <meta:document-statistic meta:table-count="2" meta:cell-count="730" meta:object-count="0"/>
  </office:meta>
</office:document-meta>
</file>